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Dialog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Hyperlink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
              <draw:control text:anchor-type="as-char" svg:y="-4mm" draw:z-index="0" draw:name="Фигура1" draw:style-name="gr1" draw:text-style-name="P37" svg:width="63.47mm" svg:height="5.95mm" draw:control="control1"/>
              <text:s text:c="7"/>
            </text:p>
          </table:table-cell>
          <table:table-cell table:style-name="Таблица3.A1" office:value-type="string">
            <text:p text:style-name="P5">
              <draw:control text:anchor-type="as-char" svg:y="-4mm" draw:z-index="5" draw:name="Фигура1" draw:style-name="gr1" draw:text-style-name="P37" svg:width="63.47mm" svg:height="5.95mm" draw:control="control6"/>
              <text:s text:c="7"/>
            </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
              <draw:control text:anchor-type="as-char" svg:y="-3.83mm" draw:z-index="2" draw:name="Фигура1" draw:style-name="gr1" draw:text-style-name="P37" svg:width="63.35mm" svg:height="5.95mm" draw:control="control3"/>
              <text:s text:c="7"/>
            </text:p>
          </table:table-cell>
          <table:table-cell table:style-name="Таблица3.A1" office:value-type="string">
            <text:p text:style-name="P5">
              <draw:control text:anchor-type="as-char" svg:y="-4mm" draw:z-index="6" draw:name="Фигура1" draw:style-name="gr1" draw:text-style-name="P37" svg:width="63.47mm" svg:height="5.95mm" draw:control="control7"/>
              <text:s text:c="7"/>
            </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
              <draw:control text:anchor-type="as-char" svg:y="-3.83mm" draw:z-index="1" draw:name="Фигура1" draw:style-name="gr1" draw:text-style-name="P37" svg:width="63.75mm" svg:height="5.95mm" draw:control="control2"/>
              <text:s text:c="7"/>
            </text:p>
          </table:table-cell>
          <table:table-cell table:style-name="Таблица3.A1" office:value-type="string">
            <text:p text:style-name="P5">
              <draw:control text:anchor-type="as-char" svg:y="-4mm" draw:z-index="7" draw:name="Фигура1" draw:style-name="gr1" draw:text-style-name="P37" svg:width="63.47mm" svg:height="5.95mm" draw:control="control8"/>
              <text:s text:c="7"/>
            </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
              <draw:control text:anchor-type="as-char" svg:y="-3.83mm" draw:z-index="3" draw:name="Фигура1" draw:style-name="gr1" draw:text-style-name="P37" svg:width="64.16mm" svg:height="5.95mm" draw:control="control4"/>
              <text:s text:c="7"/>
            </text:p>
          </table:table-cell>
          <table:table-cell table:style-name="Таблица3.A1" office:value-type="string">
            <text:p text:style-name="P5">
              <draw:control text:anchor-type="as-char" svg:y="-4mm" draw:z-index="8" draw:name="Фигура1" draw:style-name="gr1" draw:text-style-name="P37" svg:width="63.47mm" svg:height="5.95mm" draw:control="control9"/>
              <text:s text:c="7"/>
            </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
              <draw:control text:anchor-type="as-char" svg:y="-3.83mm" draw:z-index="4" draw:name="Фигура1" draw:style-name="gr1" draw:text-style-name="P37" svg:width="63.67mm" svg:height="5.95mm" draw:control="control5"/>
              <text:s text:c="7"/>
            </text:p>
          </table:table-cell>
          <table:table-cell table:style-name="Таблица3.A1" office:value-type="string">
            <text:p text:style-name="P5">
              <draw:control text:anchor-type="as-char" svg:y="-4mm" draw:z-index="9" draw:name="Фигура1" draw:style-name="gr1" draw:text-style-name="P37" svg:width="63.47mm" svg:height="5.95mm" draw:control="control10"/>
              <text:s text:c="7"/>
            </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
              <draw:control text:anchor-type="as-char" svg:y="-3.83mm" draw:z-index="10" draw:name="Фигура1" draw:style-name="gr1" draw:text-style-name="P37" svg:width="63.67mm" svg:height="5.95mm" draw:control="control11"/>
              <text:s text:c="5"/>
            </text:p>
          </table:table-cell>
          <table:table-cell table:style-name="Таблица3.A1" office:value-type="string">
            <text:p text:style-name="P7">
              <draw:control text:anchor-type="as-char" svg:y="-4mm" draw:z-index="11" draw:name="Фигура1" draw:style-name="gr1" draw:text-style-name="P37" svg:width="63.47mm" svg:height="5.95mm" draw:control="control12"/>
              <text:s text:c="5"/>
            </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570403707"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629162795"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
        <text:span text:style-name="Strong_20_Emphasis">
          <text:span text:style-name="T8"/>
        </text:spa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6H56M30S</meta:editing-duration>
    <meta:editing-cycles>926</meta:editing-cycles>
    <meta:generator>LibreOffice/6.3.3.2$Linux_X86_64 LibreOffice_project/a64200df03143b798afd1ec74a12ab50359878ed</meta:generator>
    <dc:date>2020-01-13T15:49:29.253598364</dc:date>
    <meta:document-statistic meta:table-count="4" meta:image-count="0" meta:object-count="0" meta:page-count="5" meta:paragraph-count="112" meta:word-count="681" meta:character-count="532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erlinks.xml><?xml version="1.0" encoding="utf-8"?>
<!DOCTYPE module  PUBLIC '-//OpenOffice.org//DTD OfficeDocument 1.0//EN'  'module.dtd'>
<script:module xmlns:script="http://openoffice.org/2000/script" script:name="Hyperlinks" script:language="StarBasic">Sub removeHyperlinks()
	Dim statusIndicator as Object
	Dim aNote As Object
	statusIndicator = ThisComponent.getCurrentController.StatusIndicator
	statusIndicator.Start("Удаление гиперссылок, подождите",10)
	removeHLInText(ThisComponent.Text)
	For x = 0 to ThisComponent.FootNotes.Count -1
	  aNote = ThisComponent.FootNotes.getByIndex(x)
	  removeHLInText(aNote.Text)
	Next
	For x = 0 to ThisComponent.EndNotes.Count -1
	  aNote = ThisComponent.EndNotes.getByIndex(x)
	  removeHLInText(aNote.Text)
	Next
	statusIndicator.end()
End Sub

Sub removeHLInText(textElement)
	Dim enum1Element As Object
	Dim enum1 As Object
	Dim i As Integer
	Dim cell As Object
	enum1 = textElement.createEnumeration()
	While enum1.hasMoreElements
		enum1Element = enum1.nextElement
		If enum1Element.supportsService("com.sun.star.text.Paragraph") Then
			removeHLInPara(enum1Element)
		ElseIf enum1Element.supportsService("com.sun.star.text.TextTable") Then
			cellNames = enum1Element.cellNames
			For i = LBound(cellNames) To Ubound(cellNames)
				cell = enum1Element.getCellByName(cellNames(i))
				cellText = cell.getText()
				removeHLInText(cellText)
		    Next i
		Else 
		EndIf
	Wend 
End Sub

Sub removeHLInPara(para)
	Dim enum1Element As Object
	Dim enum1 As Object
	Dim elPropertySetInfo As Object
	Dim i As Integer
	enum1 = para.createEnumeration()
	While enum1.hasMoreElements
		enum1Element = enum1.nextElement
		elPropertySetInfo = enum1Element.getPropertySetInfo()
		If elPropertySetInfo.hasPropertyByName("HyperLinkURL") Then
			enum1Element.HyperLinkURL=""
		EndIf
	Wend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80 Then
				tCurs.CharScaleWidth = 100
				Exit Do
			EndIf
		Loop
		
		vCurs.goToStartOfLine(true)
		tLine = vCurs.Text.createTextCursorByRange(vCurs)
		vCurs.goToRange(tCurs,false)
		tLine.CharScaleWidth = 100
		Do While vCurs.isAtEndOfLine() = false AND vCurs.isAtStartOfLine() = false
			tLine.CharScaleWidth = tLine.CharScaleWidth - 5
			vCurs.goToRange(tCurs,false)
			If tLine.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Hyperlinks.removeHyper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turnOffTracking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If NOT IsEmpty(oTextCursor.NumberingRules) Then
				noNumbering
			EndIf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ub noNumbering
	rem ----------------------------------------------------------------------
	rem define variables
	dim document   as object
	dim dispatcher as object
	rem ----------------------------------------------------------------------
	rem get access to the document
	document   = ThisComponent.CurrentController.Frame
	dispatcher = createUnoService("com.sun.star.frame.DispatchHelper")
	
	rem ----------------------------------------------------------------------
	dim args1(0) as new com.sun.star.beans.PropertyValue
	Wait 500
	dispatcher.executeDispatch(document, ".uno:RemoveBullets", "", 0, args1())
	Wait 500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findBestAnchor()
	If checkPageSettings(curPageStyleName) Then
		MsgBox "Проверьте размеры колонтитулов и перезапустите макрос"
		Exit Sub
	EndIf
	rotatePageClockwise(curPageStyleName)	
	'saveAndreload()
End Sub

Sub findBestAnchor()
	'Globalscope.BasicLibraries.LoadLibrary( "MRILib" )
	Dim curPageStyleName As String
	Dim oViewCursor As Object
	Dim oTextCursor As Object
	curPageStyleName = getCurPageStyleName()
	oViewCursor = ThisComponent.CurrentController.getViewCursor()
	oViewCursor.jumpToStartOfPage()
	oTextCursor = oViewCursor.Text.createTextCursorByRange(oViewCursor.End)
	If NOT oTextCursor.isStartOfParagraph Then
		oTextCursor.goToNextParagraph(false)
		oViewCursor.goToRange(oTextCursor,false)
	EndIf
	If	curPageStyleName = getCurPageStyleName() Then
		Exit Sub
	EndIf
	MsgBox "Произошла ошибка. Обратитесь к разработчику."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2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TODO:
		'OR enum1Element.supportsService("com.sun.star.text.TextTable")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element library:name="Hyperlin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